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30000002B13A792706EE17065.png" manifest:media-type="image/png"/>
  <manifest:file-entry manifest:full-path="Pictures/100002010000002200000027DAEC4DC079125C67.png" manifest:media-type="image/png"/>
  <manifest:file-entry manifest:full-path="Pictures/1000020100000027000000268D9714E3EEA769DE.png" manifest:media-type="image/png"/>
  <manifest:file-entry manifest:full-path="Pictures/10000201000001E10000013FC808C4B1EF1EDA83.png" manifest:media-type="image/png"/>
  <manifest:file-entry manifest:full-path="Pictures/10000201000001CE0000011844B157B8DBFA83F1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4472c4" draw:marker-end="msArrowEnd_20_5" draw:marker-end-width="0.318cm" draw:marker-end-center="false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06cm" svg:stroke-color="#4472c4" draw:marker-end="msArrowEnd_20_9" draw:marker-end-width="0.53cm" draw:marker-end-center="false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 style:list-style-name="L1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Blank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2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6" style:family="paragraph">
      <style:paragraph-properties fo:text-align="center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1" draw:layer="layout" svg:width="25.399cm" svg:height="6.631cm" svg:x="4.233cm" svg:y="3.118cm" presentation:class="title" presentation:placeholder="true" presentation:user-transformed="true">
          <draw:text-box/>
        </draw:frame>
        <draw:frame draw:name="Subtitle 2" presentation:style-name="pr2" draw:text-style-name="P2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draw:frame draw:name="Picture 2" draw:style-name="gr2" draw:text-style-name="P4" draw:layer="layout" svg:width="11.573cm" svg:height="7.013cm" svg:x="6.992cm" svg:y="8.766cm">
          <draw:image xlink:href="Pictures/10000201000001CE0000011844B157B8DBFA83F1.png" xlink:type="simple" xlink:show="embed" xlink:actuate="onLoad" loext:mime-type="image/png">
            <text:p/>
          </draw:image>
          <svg:desc>A picture containing diagram

Description automatically generated</svg:desc>
        </draw:frame>
        <draw:frame draw:name="Picture 3" draw:style-name="gr2" draw:text-style-name="P4" draw:layer="layout" svg:width="12.189cm" svg:height="6.503cm" svg:x="8.943cm" svg:y="2.517cm">
          <draw:image xlink:href="Pictures/10000201000001E10000013FC808C4B1EF1EDA83.png" xlink:type="simple" xlink:show="embed" xlink:actuate="onLoad" loext:mime-type="image/png">
            <text:p/>
          </draw:image>
          <svg:desc>Chart, line chart

Description automatically generated</svg:desc>
        </draw:frame>
        <draw:custom-shape draw:name="Freeform 7" draw:style-name="gr3" draw:text-style-name="P5" draw:layer="layout" svg:width="2.409cm" svg:height="3.197cm" svg:x="13.221cm" svg:y="3.478cm">
          <text:p/>
          <draw:enhanced-geometry draw:mirror-horizontal="false" draw:mirror-vertical="false" drawooo:sub-view-size="867508 1151270" draw:text-areas="0 0 ?f8 ?f9" svg:viewBox="0 0 0 0" draw:type="ooxml-non-primitive" draw:enhanced-path="M 0 471331 C 244230 191931 488461 -87469 633046 25854 777631 139177 867508 1151270 867508 1151270 L 867508 1151270 N">
            <draw:equation draw:name="f0" draw:formula="0*logwidth/867508"/>
            <draw:equation draw:name="f1" draw:formula="471331*logheight/1151270"/>
            <draw:equation draw:name="f2" draw:formula="633046*logwidth/867508"/>
            <draw:equation draw:name="f3" draw:formula="25854*logheight/1151270"/>
            <draw:equation draw:name="f4" draw:formula="867508*logwidth/867508"/>
            <draw:equation draw:name="f5" draw:formula="1151270*logheight/1151270"/>
            <draw:equation draw:name="f6" draw:formula="867508*logwidth/867508"/>
            <draw:equation draw:name="f7" draw:formula="1151270*logheight/1151270"/>
            <draw:equation draw:name="f8" draw:formula="logwidth"/>
            <draw:equation draw:name="f9" draw:formula="logheight"/>
          </draw:enhanced-geometry>
        </draw:custom-shape>
        <draw:custom-shape draw:name="Freeform 8" draw:style-name="gr4" draw:text-style-name="P5" draw:layer="layout" svg:width="0.064cm" svg:height="8.824cm" svg:x="9.932cm" svg:y="4.819cm">
          <text:p/>
          <draw:enhanced-geometry draw:mirror-horizontal="false" draw:mirror-vertical="false" drawooo:sub-view-size="23446 3176954" draw:text-areas="0 0 ?f6 ?f7" svg:viewBox="0 0 0 0" draw:type="ooxml-non-primitive" draw:enhanced-path="M 23446 3176954 L 0 0 0 0 N">
            <draw:equation draw:name="f0" draw:formula="23446*logwidth/23446"/>
            <draw:equation draw:name="f1" draw:formula="3176954*logheight/3176954"/>
            <draw:equation draw:name="f2" draw:formula="0*logwidth/23446"/>
            <draw:equation draw:name="f3" draw:formula="0*logheight/3176954"/>
            <draw:equation draw:name="f4" draw:formula="0*logwidth/23446"/>
            <draw:equation draw:name="f5" draw:formula="0*logheight/3176954"/>
            <draw:equation draw:name="f6" draw:formula="logwidth"/>
            <draw:equation draw:name="f7" draw:formula="logheight"/>
          </draw:enhanced-geometry>
        </draw:custom-shape>
        <draw:frame draw:style-name="gr5" draw:text-style-name="P6" draw:layer="layout" svg:width="1.999cm" svg:height="0.999cm" svg:x="16.024cm" svg:y="9.07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6" draw:layer="layout" svg:width="1.062cm" svg:height="1.036cm" svg:x="11.954cm" svg:y="14.564cm">
          <draw:image xlink:href="Pictures/1000020100000027000000268D9714E3EEA769DE.png" xlink:type="simple" xlink:show="embed" xlink:actuate="onLoad" loext:mime-type="image/png">
            <text:p/>
          </draw:image>
        </draw:frame>
        <draw:frame draw:style-name="gr6" draw:text-style-name="P6" draw:layer="layout" svg:width="0.898cm" svg:height="1.03cm" svg:x="17.2cm" svg:y="7.736cm">
          <draw:image xlink:href="Pictures/100002010000002200000027DAEC4DC079125C67.png" xlink:type="simple" xlink:show="embed" xlink:actuate="onLoad" loext:mime-type="image/png">
            <text:p/>
          </draw:image>
        </draw:frame>
        <draw:frame draw:style-name="gr6" draw:text-style-name="P6" draw:layer="layout" svg:width="0.924cm" svg:height="1.136cm" svg:x="8.4cm" svg:y="3.264cm">
          <draw:image xlink:href="Pictures/10000201000000230000002B13A792706EE170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12-17">12/17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12-17">12/17/20</text:date></text:span></text:p>
        </draw:text-box>
      </draw:frame>
      <draw:frame draw:name="Footer Placeholder 2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editing-cycles>113</meta:editing-cycles>
    <meta:creation-date>2020-12-16T16:52:59</meta:creation-date>
    <dc:date>2020-12-17T02:29:03.119561005</dc:date>
    <meta:editing-duration>PT25M29S</meta:editing-duration>
    <meta:generator>LibreOffice/6.4.6.2$Linux_X86_64 LibreOffice_project/40$Build-2</meta:generator>
    <meta:document-statistic meta:object-count="4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

<file path=Object 1/content.xml><?xml version="1.0" encoding="utf-8"?>
<math xmlns="http://www.w3.org/1998/Math/MathML" display="block"/>
</file>